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155285" officeooo:paragraph-rsid="00155285"/>
    </style:style>
    <style:style style:name="P2" style:family="paragraph" style:parent-style-name="Standard">
      <style:text-properties officeooo:rsid="0015ef44" officeooo:paragraph-rsid="0015ef44"/>
    </style:style>
    <style:style style:name="T1" style:family="text">
      <style:text-properties officeooo:rsid="0015ef44"/>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y es el día de presentar resultados al doctor victor larios y la doctora rocío maciel, din embargo detectamos un error catastrófico al graficar los datos. En un principio pensamos que los datos que son devueltos de la base de datos (la primera peticion no la que se ejecuta cada segundo) no se hacían de manera ordenada, hicimos cambios para ordenar, incluso ordenamos del lado de javascript usando el método sort() sobre la variable data, que contiene el json devuelto por el servidor.</text:p>
      <text:p text:style-name="P1">data.sort( function(a,b){return (a.fecha&gt;b.fecha)?1:((b.fecha&gt;a.fecha)?-1:0);});</text:p>
      <text:p text:style-name="P1"/>
      <text:p text:style-name="P1">sin embargo,es to tampoco funcionón.</text:p>
      <text:p text:style-name="P1">Comprendí que el error estaba en el setInterval, que ejecuta peticiones cada segundo para actualizar la gráfica. Entocnes incluí una bandera “se_ha_graficado” que determina se inicializa con false, de tal manera que cuando se ejecuta la función graficar() se ponga en true.}</text:p>
      <text:p text:style-name="P1">Con la bandera “se_hagraficado” en true, la función que ejecuta el setInterval se ejecuta normalmente. Esto tampoco funcionó.</text:p>
      <text:p text:style-name="P1"/>
      <text:p text:style-name="P1">Pensé que necesitabamos más tiempo para poder graficar, y luego ahora si ejecutar la función del setInterval, por lo que puse el cambio a true de “se_ha_graficado” en una función que un setTimeout con duración de 2000ms.</text:p>
      <text:p text:style-name="P1"/>
      <text:p text:style-name="P1"><text:s/>setTimeout(function(){ <text:s text:c="3"/>se_ha_graficado=true;}, 2000); esto está al final de la función graficar.</text:p>
      <text:p text:style-name="P1"/>
      <text:p text:style-name="P1">LA SOLUCIÓN NO FUE ENCONTRADA, comenté el bloque de código que establece el setInterval, para que no haya peticion de datos cada segundo y no se intente graficar lo devuelto por el servidor, asi, amcharts graficaría por lo menos lo <text:span text:style-name="T1">primero que le llega, que está comprobado que esta bien ordenado.</text:span></text:p>
      <text:p text:style-name="P1"/>
      <text:p text:style-name="P2">NOTA: <text:span text:style-name="T2">REVISAR LOS DATOS QUE EL SERVIDOR TRAE CADA SEGUNDO PARA VER QUE CORREGIR, YA SEA EN EL JS, PERO PRINCIPALMENTE EN EL views.p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5T14:25:01.721555243</meta:creation-date>
    <meta:generator>LibreOffice/5.4.4.2$Linux_X86_64 LibreOffice_project/40m0$Build-2</meta:generator>
    <dc:date>2018-06-25T14:58:02.832658740</dc:date>
    <meta:editing-duration>PT21M57S</meta:editing-duration>
    <meta:editing-cycles>1</meta:editing-cycles>
    <meta:document-statistic meta:table-count="0" meta:image-count="0" meta:object-count="0" meta:page-count="1" meta:paragraph-count="9" meta:word-count="274" meta:character-count="1752" meta:non-whitespace-character-count="1483"/>
  </office:meta>
</office:document-meta>
</file>